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A000000FA6D670FDA97D357A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Gabriola" fo:font-size="15pt" fo:font-style="italic" officeooo:rsid="0011d394" officeooo:paragraph-rsid="001b9593" style:font-size-asian="15pt" style:font-style-asian="italic" style:font-size-complex="15pt" style:font-style-complex="italic"/>
    </style:style>
    <style:style style:name="P2" style:family="paragraph" style:parent-style-name="Standard">
      <style:paragraph-properties fo:text-align="center" style:justify-single-word="false"/>
      <style:text-properties style:font-name="Gabriola" fo:font-size="16pt" fo:font-weight="bold" officeooo:rsid="00140d20" officeooo:paragraph-rsid="001b9593"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Gabriola" fo:font-size="16pt" fo:font-weight="bold" officeooo:rsid="001b9593" officeooo:paragraph-rsid="001b9593" style:font-size-asian="16pt" style:font-weight-asian="bold" style:font-size-complex="16pt" style:font-weight-complex="bold"/>
    </style:style>
    <style:style style:name="P4" style:family="paragraph" style:parent-style-name="Standard">
      <style:text-properties style:font-name="Gabriola" fo:font-size="15pt" officeooo:rsid="00015d51" officeooo:paragraph-rsid="001bc082" style:font-size-asian="15pt" style:font-size-complex="15pt"/>
    </style:style>
    <style:style style:name="P5" style:family="paragraph" style:parent-style-name="Standard">
      <style:text-properties style:font-name="Gabriola" fo:font-size="15pt" fo:font-weight="bold" officeooo:rsid="00158a4e" officeooo:paragraph-rsid="001b9593" style:font-size-asian="15pt" style:font-weight-asian="bold" style:font-size-complex="15pt" style:font-weight-complex="bold"/>
    </style:style>
    <style:style style:name="P6" style:family="paragraph" style:parent-style-name="Standard">
      <style:text-properties style:font-name="Gabriola" fo:font-size="15pt" style:text-underline-style="none" officeooo:rsid="00158a4e" officeooo:paragraph-rsid="001b9593" style:font-size-asian="15pt" style:font-size-complex="15pt"/>
    </style:style>
    <style:style style:name="P7" style:family="paragraph" style:parent-style-name="Standard">
      <style:text-properties style:font-name="Gabriola" fo:font-size="13pt" officeooo:rsid="001cf5d8" officeooo:paragraph-rsid="001b9593" style:font-size-asian="13pt" style:font-size-complex="13pt"/>
    </style:style>
    <style:style style:name="P8" style:family="paragraph" style:parent-style-name="Standard">
      <style:text-properties style:font-name="Gabriola" fo:font-size="13pt" officeooo:rsid="00158a4e" officeooo:paragraph-rsid="001b9593" style:font-size-asian="13pt" style:font-size-complex="13pt"/>
    </style:style>
    <style:style style:name="P9" style:family="paragraph" style:parent-style-name="Standard">
      <style:text-properties style:font-name="Gabriola" fo:font-size="13pt" officeooo:rsid="001d2ecb" officeooo:paragraph-rsid="001b9593" style:font-size-asian="13pt" style:font-size-complex="13pt"/>
    </style:style>
    <style:style style:name="P10" style:family="paragraph" style:parent-style-name="Standard">
      <style:text-properties style:font-name="Gabriola" fo:font-size="13pt" fo:font-weight="normal" officeooo:rsid="0016a435" officeooo:paragraph-rsid="001b9593" style:font-size-asian="13pt" style:font-weight-asian="normal" style:font-size-complex="13pt" style:font-weight-complex="normal"/>
    </style:style>
    <style:style style:name="P11" style:family="paragraph" style:parent-style-name="Standard">
      <style:text-properties style:font-name="Gabriola" fo:font-size="13pt" fo:font-weight="normal" officeooo:rsid="000c568b" officeooo:paragraph-rsid="001b9593" style:font-size-asian="13pt" style:font-weight-asian="normal" style:font-size-complex="13pt" style:font-weight-complex="normal"/>
    </style:style>
    <style:style style:name="P12" style:family="paragraph" style:parent-style-name="Standard">
      <style:text-properties style:font-name="Gabriola" fo:font-size="13pt" fo:font-weight="normal" officeooo:rsid="000c568b" officeooo:paragraph-rsid="001d0d72" style:font-size-asian="13pt" style:font-weight-asian="normal" style:font-size-complex="13pt" style:font-weight-complex="normal"/>
    </style:style>
    <style:style style:name="P13" style:family="paragraph" style:parent-style-name="Standard">
      <style:text-properties style:font-name="Gabriola" fo:font-size="13pt" fo:font-weight="normal" officeooo:rsid="000cc6c8" officeooo:paragraph-rsid="001d0d72"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Gabriola" fo:font-size="13pt" fo:font-weight="normal" officeooo:rsid="00180cf5" officeooo:paragraph-rsid="001b9593" style:font-size-asian="13pt" style:font-weight-asian="normal" style:font-size-complex="13pt" style:font-weight-complex="normal"/>
    </style:style>
    <style:style style:name="P15" style:family="paragraph" style:parent-style-name="Standard">
      <style:text-properties style:font-name="Gabriola" officeooo:rsid="00158a4e" officeooo:paragraph-rsid="001b9593"/>
    </style:style>
    <style:style style:name="T1" style:family="text">
      <style:text-properties style:text-underline-style="none"/>
    </style:style>
    <style:style style:name="T2" style:family="text">
      <style:text-properties style:text-underline-style="none" officeooo:rsid="001be1d2"/>
    </style:style>
    <style:style style:name="T3" style:family="text">
      <style:text-properties style:text-underline-style="none" officeooo:rsid="001cb6ed"/>
    </style:style>
    <style:style style:name="T4" style:family="text">
      <style:text-properties style:text-underline-style="none" officeooo:rsid="001d0d72"/>
    </style:style>
    <style:style style:name="T5" style:family="text">
      <style:text-properties style:text-underline-style="none" officeooo:rsid="0011319d"/>
    </style:style>
    <style:style style:name="T6" style:family="text">
      <style:text-properties officeooo:rsid="001d2ecb"/>
    </style:style>
    <style:style style:name="T7" style:family="text">
      <style:text-properties officeooo:rsid="000a6a50"/>
    </style:style>
    <style:style style:name="T8" style:family="text">
      <style:text-properties officeooo:rsid="000c568b"/>
    </style:style>
    <style:style style:name="T9" style:family="text">
      <style:text-properties style:text-underline-style="solid" style:text-underline-width="auto" style:text-underline-color="font-color"/>
    </style:style>
    <style:style style:name="T10" style:family="text">
      <style:text-properties officeooo:rsid="000cc6c8"/>
    </style:style>
    <style:style style:name="T11" style:family="text">
      <style:text-properties officeooo:rsid="001c4157"/>
    </style:style>
    <style:style style:name="T12" style:family="text">
      <style:text-properties style:font-name="Gabriola" fo:font-size="12pt" fo:font-style="italic" style:text-underline-style="none" officeooo:rsid="0016a435" style:font-size-asian="12pt" style:font-style-asian="italic" style:font-size-complex="12pt" style:font-style-complex="italic"/>
    </style:style>
    <style:style style:name="T13" style:family="text">
      <style:text-properties style:font-name="Gabriola" fo:font-size="12pt" fo:font-style="italic" style:text-underline-style="none" officeooo:rsid="00158a4e" style:font-size-asian="12pt" style:font-style-asian="italic" style:font-size-complex="12pt" style:font-style-complex="italic"/>
    </style:style>
    <style:style style:name="T14" style:family="text">
      <style:text-properties style:font-name="Gabriola" fo:font-size="12pt" fo:font-style="italic" style:text-underline-style="none" officeooo:rsid="001d324a" style:font-size-asian="12pt" style:font-style-asian="italic" style:font-size-complex="12pt" style:font-style-complex="italic"/>
    </style:style>
    <style:style style:name="T15" style:family="text">
      <style:text-properties style:font-name="Gabriola" fo:font-size="12pt" fo:font-style="italic" style:text-underline-style="none" officeooo:rsid="00180cf5" style:font-size-asian="12pt" style:font-style-asian="italic" style:font-size-complex="12pt" style:font-style-complex="italic"/>
    </style:style>
    <style:style style:name="T16" style:family="text">
      <style:text-properties style:font-name="Gabriola" fo:font-size="12pt" fo:font-style="italic" style:text-underline-style="none" officeooo:rsid="000e3346" style:font-size-asian="12pt" style:font-style-asian="italic" style:font-size-complex="12pt" style:font-style-complex="italic"/>
    </style:style>
    <style:style style:name="T17" style:family="text">
      <style:text-properties officeooo:rsid="001bc082"/>
    </style:style>
    <style:style style:name="T18" style:family="text">
      <style:text-properties officeooo:rsid="001be1d2"/>
    </style:style>
    <style:style style:name="T19" style:family="text">
      <style:text-properties officeooo:rsid="001d0d72"/>
    </style:style>
    <style:style style:name="T20" style:family="text">
      <style:text-properties officeooo:rsid="001131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ès ta naissance, tu as reçu <text:span text:style-name="T6">une bénédiction de la Nature, le don d'accéder à un des plans subnaturels et d'y dessiner pour altérer brièvement la réalité de ton monde. Ton don, c'est celui du plan Végétofongique, faisant de toi un Druide Végétofongique, capable de dessiner des végétaux ou champginons éphèmères, partiellement ou complètement.</text:span></text:p>
      <text:p text:style-name="P9">Les dessinateurs de ton don sont <text:span text:style-name="T7">appreciés pour leur sens du spectacle et de la surprise ainsi que leur maîtrise des odeurs, bonnes commes mauvaises.</text:span></text:p>
      <text:p text:style-name="P8">Sur le champ de bataille, les plus doués d'entre vous <text:span text:style-name="T17">déchaînent leur créativité pour notamment <text:s/>contrôler les ennemis, protéger, et attaquer.</text:span></text:p>
      <text:p text:style-name="P5"/>
      <text:p text:style-name="P5">Complexité</text:p>
      <text:p text:style-name="P10">La complexité <text:span text:style-name="T8">caractérise la complexité de la forme dessinée ainsi que les mouvements supplémentaires qu'il est possible de lui donner.</text:span></text:p>
      <text:p text:style-name="P11">Pour <text:span text:style-name="T9">0 de complexité</text:span>, <text:span text:style-name="T18">une branche d'arbre ou une feuille.</text:span></text:p>
      <text:p text:style-name="P12"><text:span text:style-name="T9">Complexité 1 :</text:span><text:span text:style-name="T1"> </text:span><text:span text:style-name="T2">une liane, </text:span><text:span text:style-name="T3">une racine, </text:span><text:span text:style-name="T2">un tronc, ou plusieurs fleurs., </text:span><text:span text:style-name="T4">des épines</text:span><text:span text:style-name="T1">, </text:span><text:span text:style-name="T5">etc</text:span><text:span text:style-name="T1">...</text:span></text:p>
      <text:p text:style-name="P12"><text:span text:style-name="T9">Complexité 2 :</text:span> <text:span text:style-name="T18">un végétal complet, des spores, une liane avec des épines</text:span>, <text:span text:style-name="T20">etc</text:span>...</text:p>
      <text:p text:style-name="P13"><text:span text:style-name="T9">Complexité 3 :</text:span> <text:span text:style-name="T18">un champignon total, une liane qui fouette ou tire un objet, , etc...</text:span></text:p>
      <text:p text:style-name="P13"><text:span text:style-name="T9">Complexité 4 :</text:span> <text:span text:style-name="T19">plusieurs végétaux, plusieurs lianes qui s'enroulent entour d'une cible, etc...</text:span></text:p>
      <text:p text:style-name="P13"><text:span text:style-name="T9">Complexité 5 :</text:span> <text:s/><text:span text:style-name="T19">plusieurs champignons, etc...</text:span></text:p>
      <text:p text:style-name="P5">Intensité</text:p>
      <text:p text:style-name="P14">L'intensité détermine la <text:span text:style-name="T10">tangibilité et lorsque nécéssaire, la tenacité de l'enracinement, de l'attribut végétofongique invoqué et donc les dégâts qu'il peut encaisser, infliger ou la force de son effet.</text:span></text:p>
      <text:p text:style-name="P5">Dégâts</text:p>
      <text:p text:style-name="P15">Un de tes dessins, s'il doit infliger des<text:span text:style-name="T9"> dégâts</text:span>, fera <text:span text:style-name="T10">à l'impact</text:span>:</text:p>
      <text:p text:style-name="P6">1d6/<text:span text:style-name="T10">2</text:span> par <text:span text:style-name="T11">Mouvement +</text:span> 1d6 par <text:span text:style-name="T11">Intensité + 1d6/2 par Amplitude</text:span></text:p>
      <text:p text:style-name="P4"><text:span text:style-name="T12">Exemple : </text:span><text:span text:style-name="T13">pour </text:span><text:span text:style-name="T16">3</text:span><text:span text:style-name="T13"> de mouvement, </text:span><text:span text:style-name="T16">2 </text:span><text:span text:style-name="T13">d'</text:span><text:span text:style-name="T14">intensité </text:span><text:span text:style-name="T13">et </text:span><text:span text:style-name="T16">3</text:span><text:span text:style-name="T13"> d'amplitude tu jettes donc </text:span><text:span text:style-name="T16">5d6 </text:span><text:span text:style-name="T15">pour faire tes dégâ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Gabriola" fo:font-size="15pt" fo:font-style="italic" officeooo:rsid="0011d394" officeooo:paragraph-rsid="001b9593" style:font-size-asian="15pt" style:font-style-asian="italic" style:font-size-complex="15pt" style:font-style-complex="italic"/>
    </style:style>
    <style:style style:name="MP2" style:family="paragraph" style:parent-style-name="Standard">
      <style:paragraph-properties fo:text-align="center" style:justify-single-word="false"/>
      <style:text-properties style:font-name="Gabriola" fo:font-size="16pt" fo:font-weight="bold" officeooo:rsid="00140d20" officeooo:paragraph-rsid="001b9593" style:font-size-asian="16pt" style:font-weight-asian="bold" style:font-size-complex="16pt" style:font-weight-complex="bold"/>
    </style:style>
    <style:style style:name="MP3" style:family="paragraph" style:parent-style-name="Standard">
      <style:paragraph-properties fo:text-align="center" style:justify-single-word="false"/>
      <style:text-properties style:font-name="Gabriola" fo:font-size="16pt" fo:font-weight="bold" officeooo:rsid="001b9593" officeooo:paragraph-rsid="001b9593"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x="13.275cm" svg:y="-0.882cm" svg:width="4.001cm" svg:height="4.001cm" draw:z-index="0"><draw:image xlink:href="Pictures/10000201000000FA000000FA6D670FDA97D357A2.png" xlink:type="simple" xlink:show="embed" xlink:actuate="onLoad"/></draw:frame>JDR La vallée de Hauteplume</text:p>
        <text:p text:style-name="MP2">Fiche de don</text:p>
        <text:p text:style-name="MP3">Végétofongiqu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9M22S</meta:editing-duration>
    <meta:editing-cycles>9</meta:editing-cycles>
    <meta:generator>LibreOffice/5.2.7.2$Windows_x86 LibreOffice_project/2b7f1e640c46ceb28adf43ee075a6e8b8439ed10</meta:generator>
    <dc:date>2018-12-30T23:44:46.679000000</dc:date>
    <meta:document-statistic meta:table-count="0" meta:image-count="1" meta:object-count="0" meta:page-count="1" meta:paragraph-count="20" meta:word-count="277" meta:character-count="1727" meta:non-whitespace-character-count="1468"/>
    <meta:user-defined meta:name="Info 1"/>
    <meta:user-defined meta:name="Info 2"/>
    <meta:user-defined meta:name="Info 3"/>
    <meta:user-defined meta:name="Info 4"/>
  </office:meta>
</office:document-meta>
</file>